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5, 2023 (05:1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for</text:span> loops,</text:p>
        </text:list-item>
        <text:list-item>
          <text:p text:style-name="P1">To train you to convert between loop formats,</text:p>
        </text:list-item>
        <text:list-item>
          <text:p text:style-name="P1">To practice solving simple problems using <text:span text:style-name="KeywordTok">for</text:span> loops,</text:p>
        </text:list-item>
        <text:list-item>
          <text:p text:style-name="P1">(Optional) To introduce the keywords <text:span text:style-name="KeywordTok">break</text:span> and <text:span text:style-name="KeywordTok">continue</text:span>,</text:p>
        </text:list-item>
        <text:list-item>
          <text:p text:style-name="P1">(Optional) To teach you about the “true form” of <text:span text:style-name="KeywordTok">for</text:span> loops.</text:p>
        </text:list-item>
      </text:lis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 This should “just” be a matter of re-ordering the code, and you should be able to do it without thinking much about it.</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executing your program, can you tell what will happen if the user enters a negative value?</text:p>
        </text:list-item>
        <text:list-item>
          <text:p text:style-name="P37">Do you think you could have written the same program using a <text:span text:style-name="KeywordTok">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they want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debug, and sometimes make it hard to follow the flow of control of your program. They are introduced because you may see them in the future, but except for rare cases, should be avoided in your own code. The exact structure of <text:span text:style-name="KeywordTok">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assuming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nd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text:h text:style-name="Heading_20_2" text:outline-level="2"><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hat modify the control flow; they are <text:span text:style-name="KeywordTok">continue</text:span> and <text:span text:style-name="KeywordTok">break</text:span>. They can make the loop more confusing to read, but they can sometimes be useful for reducing the number of nested <text:span text:style-name="KeywordTok">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6Z</meta:creation-date>
    <dc:date>2023-09-05T21:13:06Z</dc:date>
    <meta:user-defined meta:name="date" meta:value-type="string">September   5, 2023 (05:1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